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weight="normal" officeooo:rsid="000e7ebd" officeooo:paragraph-rsid="000e7eb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ec754" officeooo:paragraph-rsid="000ec75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f954d" officeooo:paragraph-rsid="000f954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034ce" officeooo:paragraph-rsid="001034c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ec754" officeooo:paragraph-rsid="000ec75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f954d" officeooo:paragraph-rsid="000f954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1034ce" officeooo:paragraph-rsid="001034ce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0d1231"/>
    </style:style>
    <style:style style:name="T1" style:family="text">
      <style:text-properties officeooo:rsid="000d1231"/>
    </style:style>
    <style:style style:name="T2" style:family="text">
      <style:text-properties fo:font-weight="bold" officeooo:rsid="000d1231" style:font-weight-asian="bold" style:font-weight-complex="bold"/>
    </style:style>
    <style:style style:name="T3" style:family="text">
      <style:text-properties officeooo:rsid="000e7eb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ec754"/>
    </style:style>
    <style:style style:name="T7" style:family="text">
      <style:text-properties officeooo:rsid="000ec754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style:text-underline-style="none" style:font-size-asian="10.5pt" style:font-size-complex="12pt"/>
    </style:style>
    <style:style style:name="T10" style:family="text">
      <style:text-properties fo:font-size="12pt" style:text-underline-style="none" officeooo:rsid="000f954d" style:font-size-asian="10.5pt" style:font-size-complex="12pt"/>
    </style:style>
    <style:style style:name="T1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13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solid" style:text-underline-width="auto" style:text-underline-color="font-color" style:font-size-asian="10.5pt" style:font-style-asian="italic" style:font-size-complex="12pt" style:font-style-complex="italic"/>
    </style:style>
    <style:style style:name="T16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overnment of Sikkim <text:span text:style-name="T1">(</text:span>software<text:span text:style-name="T1">)<text:tab/><text:tab/><text:tab/><text:tab/><text:tab/><text:tab/>Problem Code: #</text:span><text:span text:style-name="T2">GSK4</text:span></text:p>
      <text:p text:style-name="P8">FILE TRACKING SYSTEM &amp; MANAGEMENT SYSTEM <text:tab/><text:tab/><text:span text:style-name="T3">College Code:</text:span><text:tab/><text:span text:style-name="T2">C-Code</text:span></text:p>
      <text:p text:style-name="P8"/>
      <text:p text:style-name="P3">PROPOSED SOLUTION</text:p>
      <text:p text:style-name="P3"/>
      <text:p text:style-name="P1"><text:span text:style-name="T7"><text:tab/>[DoT] A </text:span>Responsive Website with login for different Officers of the department, the officers <text:tab/>can login to the Website and check-in documents by scanning <text:span text:style-name="T4">QR-Code </text:span>or <text:span text:style-name="T4">Manual Entry</text:span><text:span text:style-name="T5"> the <text:tab/>document staus will be updated every time the scan takes place. </text:span><text:span text:style-name="T6">Document status history <text:tab/>will be saved and shown in tree format as a timeline including the names of the <text:tab/>corresponding officer who handled the document at the time.</text:span></text:p>
      <text:p text:style-name="P1"/>
      <text:p text:style-name="P3"><text:span text:style-name="T5">TECHNOLOGY STACK</text:span></text:p>
      <text:p text:style-name="P2"><text:span text:style-name="T5"/></text:p>
      <text:p text:style-name="P2"><text:span text:style-name="T5"><text:tab/>Backend: php, MySQL</text:span></text:p>
      <text:p text:style-name="P2"><text:span text:style-name="T5"><text:tab/>Front-End: Reactive HTML, AngularJS</text:span></text:p>
      <text:p text:style-name="P2"/>
      <text:p text:style-name="P2"><text:span text:style-name="T5">USE CASE:</text:span></text:p>
      <text:p text:style-name="P2"><text:span text:style-name="T5"/></text:p>
      <text:p text:style-name="P5"><text:span text:style-name="T5"><text:tab/></text:span><text:span text:style-name="T10">Every officer of the department will be given login credentials for the web application, the <text:tab/>officers have the facility to add a document to the system or “accept responsibility” of any <text:tab/>document. </text:span></text:p>
      <text:p text:style-name="P5"/>
      <text:p text:style-name="P6"><text:span text:style-name="T9"><text:tab/>A Newly arriving document to any officer will be first “Added” to the system using the <text:tab/>“Add Document” facility, on successfully adding the document a unique code and a page to <text:tab/>print QR-Code will be shown, the officer can then print the QR-Code and tag the document <text:tab/>with the same code.</text:span></text:p>
      <text:p text:style-name="P6"/>
      <text:p text:style-name="P6"><text:span text:style-name="T9"><text:tab/>A Document already in the system will have a QR-Code tag on it, the officer handling the <text:tab/>document will then only have to </text:span><text:span text:style-name="T12">scan the code</text:span><text:span text:style-name="T9"> or </text:span><text:span text:style-name="T12">enter</text:span><text:span text:style-name="T9"> the accompanying alphanumeric <text:tab/>code </text:span><text:span text:style-name="T12">manually</text:span><text:span text:style-name="T9">.This will change the status of the document from the previous officer to the <text:tab/>current officer who is scanned the document. </text:span></text:p>
      <text:p text:style-name="P6"/>
      <text:p text:style-name="P6"><text:span text:style-name="T9"><text:tab/>An Adminstrator is also part of the system who has exclusive rights to change document <text:tab/>status in cases of wrongly being assgined to any officer. </text:span></text:p>
      <text:p text:style-name="P2"/>
      <text:p text:style-name="P4"><text:span text:style-name="T5">DEPENDENCIES</text:span></text:p>
      <text:p text:style-name="P4"><text:span text:style-name="T5"><text:tab/></text:span></text:p>
      <text:p text:style-name="P4"><text:span text:style-name="T5"><text:tab/></text:span><text:span text:style-name="T9">Software Dependencies:</text:span></text:p>
      <text:p text:style-name="P4"><text:span text:style-name="T9"><text:tab/></text:span><text:span text:style-name="T11">The proposed solution is a web application, since all operating systems ship with <text:tab/>atleast one browser pre-installed, there is </text:span><text:span text:style-name="T13">no specific software dependencies</text:span><text:span text:style-name="T11"> however, a <text:tab/></text:span><text:span text:style-name="T15">latest browser</text:span><text:span text:style-name="T11"> </text:span><text:span text:style-name="T14">would vastly improve overall performance</text:span><text:span text:style-name="T11">.</text:span></text:p>
      <text:p text:style-name="P4"/>
      <text:p text:style-name="P4"><text:span text:style-name="T9"><text:tab/>Hardware Dependencies:</text:span></text:p>
      <text:p text:style-name="P4"><text:span text:style-name="T9"><text:tab/></text:span><text:span text:style-name="T14">A Webcam</text:span><text:span text:style-name="T11"> maybe required to scan QR-Codes, however this maybe avoided if the officer <text:tab/>decides to enter code manually.</text:span></text:p>
      <text:p text:style-name="P7"><text:span text:style-name="T16"><text:tab/></text:span><text:span text:style-name="T8">A Prin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9:24:03.800839633</meta:creation-date>
    <dc:date>2018-01-22T10:35:37.972352077</dc:date>
    <meta:editing-duration>PT24M4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316" meta:character-count="1994" meta:non-whitespace-character-count="1657"/>
  </office:meta>
</office:document-meta>
</file>